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image/png" manifest:full-path="Thumbnails/thumbnail.png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6666"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13.446cm" svg:x2="20.59cm" svg:y2="13.446cm">
          <text:p/>
        </draw:line>
        <draw:frame draw:style-name="gr2" draw:text-style-name="P1" draw:layer="layout" svg:width="1.999cm" svg:height="0.999cm" svg:x="9.739cm" svg:y="13.62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1" draw:text-style-name="P1" draw:layer="layout" svg:x1="1cm" svg:y1="13.446cm" svg:x2="1cm" svg:y2="1cm">
          <text:p/>
        </draw:line>
        <draw:line draw:style-name="gr1" draw:text-style-name="P1" draw:layer="layout" svg:x1="1cm" svg:y1="13.446cm" svg:x2="16.748cm" svg:y2="7.096cm">
          <text:p/>
        </draw:line>
        <draw:frame draw:style-name="gr2" draw:text-style-name="P1" draw:layer="layout" svg:width="1.999cm" svg:height="0.999cm" svg:x="9.739cm" svg:y="13.62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1" draw:text-style-name="P1" draw:layer="layout" svg:x1="1cm" svg:y1="13.446cm" svg:x2="16.748cm" svg:y2="18.526cm">
          <text:p/>
        </draw:line>
        <draw:frame draw:style-name="gr2" draw:text-style-name="P1" draw:layer="layout" svg:width="1.375cm" svg:height="1.125cm" svg:x="13.065cm" svg:y="18.01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1.367cm" svg:height="1.125cm" svg:x="7.096cm" svg:y="2.923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3" draw:text-style-name="P1" draw:layer="layout" svg:x1="1cm" svg:y1="13.446cm" svg:x2="7.35cm" svg:y2="2.27cm">
          <text:p/>
        </draw:line>
        <draw:line draw:style-name="gr4" draw:text-style-name="P1" draw:layer="layout" svg:x1="1cm" svg:y1="13.446cm" svg:x2="14.081cm" svg:y2="17.637cm">
          <text:p/>
        </draw:line>
        <draw:frame draw:style-name="gr2" draw:text-style-name="P1" draw:layer="layout" svg:width="1.625cm" svg:height="1.222cm" svg:x="18.679cm" svg:y="13.62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1.604cm" svg:height="1.222cm" svg:x="1.174cm" svg:y="1.55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text-style-name="P1" draw:layer="layout" svg:width="2.167cm" svg:height="1.269cm" svg:x="16.486cm" svg:y="7.223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" draw:text-style-name="P1" draw:layer="layout" svg:width="2.187cm" svg:height="1.269cm" svg:x="16.494cm" svg:y="18.52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i shehu</meta:initial-creator>
    <meta:creation-date>2015-04-07T11:36:24</meta:creation-date>
    <dc:date>2015-04-10T17:47:27</dc:date>
    <dc:creator>andi shehu</dc:creator>
    <meta:editing-duration>PT20M</meta:editing-duration>
    <meta:editing-cycles>4</meta:editing-cycles>
    <meta:generator>OpenOffice/4.0.1$Unix OpenOffice.org_project/401m5$Build-9714</meta:generator>
    <meta:keyword>Three POVMs are needed</meta:keyword>
    <dc:title>UD POVM</dc:title>
    <meta:document-statistic meta:object-count="14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o stretchy="false">∣</mo>
      <msub>
        <mo stretchy="false">ψ</mo>
        <mn>2</mn>
      </msub>
      <mo stretchy="false">〉</mo>
    </mrow>
    <annotation encoding="StarMath 5.0">%Ux2223 %psi_2\rangle</annotation>
  </semantics>
</math>
</file>

<file path=Object 4/content.xml><?xml version="1.0" encoding="utf-8"?>
<math xmlns="http://www.w3.org/1998/Math/MathML"/>
</file>

<file path=Object 5/content.xml><?xml version="1.0" encoding="utf-8"?>
<math xmlns="http://www.w3.org/1998/Math/MathML">
  <semantics>
    <mrow>
      <msub>
        <mo stretchy="false">Π</mo>
        <mn>0</mn>
      </msub>
    </mrow>
    <annotation encoding="StarMath 5.0">%PI_0</annotation>
  </semantics>
</math>
</file>

<file path=Object 6/content.xml><?xml version="1.0" encoding="utf-8"?>
<math xmlns="http://www.w3.org/1998/Math/MathML">
  <semantics>
    <mrow>
      <msub>
        <mo stretchy="false">Π</mo>
        <mn>1</mn>
      </msub>
    </mrow>
    <annotation encoding="StarMath 5.0">%PI_1</annotation>
  </semantics>
</math>
</file>

<file path=Object 7/content.xml><?xml version="1.0" encoding="utf-8"?>
<math xmlns="http://www.w3.org/1998/Math/MathML">
  <semantics>
    <mrow>
      <mo stretchy="false">∣</mo>
      <mn>0</mn>
      <mo stretchy="false">〉</mo>
    </mrow>
    <annotation encoding="StarMath 5.0">%Ux2223 0\rangle </annotation>
  </semantics>
</math>
</file>

<file path=Object 8/content.xml><?xml version="1.0" encoding="utf-8"?>
<math xmlns="http://www.w3.org/1998/Math/MathML">
  <semantics>
    <mrow>
      <mo stretchy="false">∣</mo>
      <mn>1</mn>
      <mo stretchy="false">〉</mo>
    </mrow>
    <annotation encoding="StarMath 5.0">%Ux2223 1\rangle</annotation>
  </semantics>
</math>
</file>

<file path=Object 9/content.xml><?xml version="1.0" encoding="utf-8"?>
<math xmlns="http://www.w3.org/1998/Math/MathML">
  <semantics>
    <mrow>
      <mo stretchy="false">∣</mo>
      <msub>
        <mo stretchy="false">ψ</mo>
        <mn>1</mn>
      </msub>
      <mo stretchy="false">〉</mo>
    </mrow>
    <annotation encoding="StarMath 5.0">%Ux2223 %psi_1\rangle</annotation>
  </semantics>
</math>
</file>